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3678" officeooo:paragraph-rsid="000372ac"/>
    </style:style>
    <style:style style:name="P2" style:family="paragraph" style:parent-style-name="Standard">
      <style:text-properties officeooo:paragraph-rsid="0005f4d3"/>
    </style:style>
    <style:style style:name="P3" style:family="paragraph" style:parent-style-name="Standard">
      <style:text-properties fo:language="en" fo:country="GB" officeooo:rsid="0004e3ff" officeooo:paragraph-rsid="0004e3ff"/>
    </style:style>
    <style:style style:name="P4" style:family="paragraph" style:parent-style-name="Standard">
      <style:text-properties fo:language="en" fo:country="GB" officeooo:rsid="00003678" officeooo:paragraph-rsid="00003678"/>
    </style:style>
    <style:style style:name="P5" style:family="paragraph" style:parent-style-name="Standard">
      <style:text-properties fo:language="en" fo:country="GB" officeooo:rsid="00003678" officeooo:paragraph-rsid="0005f4d3"/>
    </style:style>
    <style:style style:name="P6" style:family="paragraph" style:parent-style-name="Standard">
      <style:text-properties fo:language="en" fo:country="GB" officeooo:paragraph-rsid="00003678"/>
    </style:style>
    <style:style style:name="P7" style:family="paragraph" style:parent-style-name="Standard">
      <style:text-properties fo:language="en" fo:country="GB" officeooo:rsid="0001adf5" officeooo:paragraph-rsid="0001adf5"/>
    </style:style>
    <style:style style:name="P8" style:family="paragraph" style:parent-style-name="Standard">
      <style:text-properties fo:language="en" fo:country="GB" officeooo:rsid="0001adf5" officeooo:paragraph-rsid="000372ac"/>
    </style:style>
    <style:style style:name="P9" style:family="paragraph" style:parent-style-name="Standard">
      <style:text-properties fo:language="en" fo:country="GB" officeooo:rsid="0001adf5" officeooo:paragraph-rsid="0007fa9c"/>
    </style:style>
    <style:style style:name="P10" style:family="paragraph" style:parent-style-name="Standard">
      <style:text-properties fo:language="en" fo:country="GB" officeooo:rsid="0000f6f7" officeooo:paragraph-rsid="0000f6f7"/>
    </style:style>
    <style:style style:name="P11" style:family="paragraph" style:parent-style-name="Standard">
      <style:text-properties fo:language="en" fo:country="GB" officeooo:rsid="0000f6f7" officeooo:paragraph-rsid="0001adf5"/>
    </style:style>
    <style:style style:name="P12" style:family="paragraph" style:parent-style-name="Standard">
      <style:text-properties fo:language="en" fo:country="GB" officeooo:rsid="0000f6f7" officeooo:paragraph-rsid="0007fa9c"/>
    </style:style>
    <style:style style:name="P13" style:family="paragraph" style:parent-style-name="Standard">
      <style:text-properties fo:language="en" fo:country="GB" fo:font-style="italic" officeooo:rsid="00003678" officeooo:paragraph-rsid="0000f6f7" style:font-style-asian="italic" style:font-style-complex="italic"/>
    </style:style>
    <style:style style:name="P14" style:family="paragraph" style:parent-style-name="Standard">
      <style:text-properties fo:language="en" fo:country="GB" fo:font-style="italic" officeooo:rsid="0005f4d3" officeooo:paragraph-rsid="0005f4d3" style:font-style-asian="italic" style:font-style-complex="italic"/>
    </style:style>
    <style:style style:name="P15" style:family="paragraph" style:parent-style-name="Standard">
      <style:text-properties fo:language="en" fo:country="GB" fo:font-style="italic" officeooo:rsid="0000f6f7" officeooo:paragraph-rsid="0001adf5" style:font-style-asian="italic" style:font-style-complex="italic"/>
    </style:style>
    <style:style style:name="P16" style:family="paragraph" style:parent-style-name="Standard">
      <style:text-properties fo:language="en" fo:country="GB" officeooo:paragraph-rsid="000372ac"/>
    </style:style>
    <style:style style:name="P17" style:family="paragraph" style:parent-style-name="Standard">
      <style:text-properties fo:language="en" fo:country="GB" officeooo:paragraph-rsid="0005f4d3"/>
    </style:style>
    <style:style style:name="P18" style:family="paragraph" style:parent-style-name="Standard">
      <style:text-properties fo:language="en" fo:country="GB" officeooo:paragraph-rsid="0000f6f7"/>
    </style:style>
    <style:style style:name="P19" style:family="paragraph" style:parent-style-name="Table_20_Contents">
      <style:text-properties fo:language="en" fo:country="GB" fo:font-style="italic" officeooo:paragraph-rsid="0005f4d3" style:font-style-asian="italic" style:font-style-complex="italic"/>
    </style:style>
    <style:style style:name="P20" style:family="paragraph" style:parent-style-name="Table_20_Contents">
      <style:text-properties fo:language="en" fo:country="GB" fo:font-style="italic" officeooo:rsid="00003678" officeooo:paragraph-rsid="0001adf5" style:font-style-asian="italic" style:font-style-complex="italic"/>
    </style:style>
    <style:style style:name="P21" style:family="paragraph" style:parent-style-name="Table_20_Contents">
      <style:text-properties fo:language="en" fo:country="GB" fo:font-style="italic" officeooo:rsid="00003678" officeooo:paragraph-rsid="0005f4d3" style:font-style-asian="italic" style:font-style-complex="italic"/>
    </style:style>
    <style:style style:name="P22" style:family="paragraph" style:parent-style-name="Table_20_Contents">
      <style:text-properties fo:language="en" fo:country="GB" fo:font-style="italic" officeooo:rsid="0004e3ff" officeooo:paragraph-rsid="0004e3ff" style:font-style-asian="italic" style:font-style-complex="italic"/>
    </style:style>
    <style:style style:name="P23" style:family="paragraph" style:parent-style-name="Table_20_Contents">
      <style:text-properties fo:language="en" fo:country="GB" fo:font-style="italic" officeooo:rsid="0004e3ff" officeooo:paragraph-rsid="000631e8" style:font-style-asian="italic" style:font-style-complex="italic"/>
    </style:style>
    <style:style style:name="P24" style:family="paragraph" style:parent-style-name="Table_20_Contents">
      <style:text-properties fo:language="en" fo:country="GB" fo:font-style="italic" officeooo:rsid="0005f4d3" officeooo:paragraph-rsid="0005f4d3" style:font-style-asian="italic" style:font-style-complex="italic"/>
    </style:style>
    <style:style style:name="P25" style:family="paragraph" style:parent-style-name="Title">
      <style:text-properties fo:language="en" fo:country="GB"/>
    </style:style>
    <style:style style:name="T1" style:family="text">
      <style:text-properties officeooo:rsid="00003678"/>
    </style:style>
    <style:style style:name="T2" style:family="text">
      <style:text-properties officeooo:rsid="0000f6f7"/>
    </style:style>
    <style:style style:name="T3" style:family="text">
      <style:text-properties fo:language="de" fo:country="DE" officeooo:rsid="00003678"/>
    </style:style>
    <style:style style:name="T4" style:family="text">
      <style:text-properties fo:language="de" fo:country="DE" officeooo:rsid="000372ac"/>
    </style:style>
    <style:style style:name="T5" style:family="text">
      <style:text-properties fo:language="de" fo:country="DE" officeooo:rsid="0005f4d3"/>
    </style:style>
    <style:style style:name="T6" style:family="text">
      <style:text-properties fo:language="de" fo:country="DE" fo:font-weight="normal" officeooo:rsid="00003678" style:font-weight-asian="normal" style:font-weight-complex="normal"/>
    </style:style>
    <style:style style:name="T7" style:family="text">
      <style:text-properties fo:language="de" fo:country="DE" fo:font-style="italic" officeooo:rsid="0005f4d3" style:font-style-asian="italic" style:font-style-complex="italic"/>
    </style:style>
    <style:style style:name="T8" style:family="text">
      <style:text-properties fo:language="de" fo:country="DE" officeooo:rsid="0000f6f7"/>
    </style:style>
    <style:style style:name="T9" style:family="text">
      <style:text-properties officeooo:rsid="000372ac"/>
    </style:style>
    <style:style style:name="T10" style:family="text">
      <style:text-properties officeooo:rsid="0004e3ff"/>
    </style:style>
    <style:style style:name="T11" style:family="text">
      <style:text-properties officeooo:rsid="0005f4d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03678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5f4d3" style:font-style-asian="italic" style:font-style-complex="italic"/>
    </style:style>
    <style:style style:name="T16" style:family="text">
      <style:text-properties fo:font-style="italic" officeooo:rsid="0000f6f7" style:font-style-asian="italic" style:font-style-complex="italic"/>
    </style:style>
    <style:style style:name="T17" style:family="text">
      <style:text-properties fo:font-style="italic" officeooo:rsid="00003678" style:font-style-asian="italic" style:font-style-complex="italic"/>
    </style:style>
    <style:style style:name="T18" style:family="text">
      <style:text-properties fo:font-style="normal" officeooo:rsid="0000f6f7" style:font-style-asian="normal" style:font-style-complex="normal"/>
    </style:style>
    <style:style style:name="T19" style:family="text">
      <style:text-properties fo:font-style="normal" officeooo:rsid="0005f4d3" style:font-style-asian="normal" style:font-style-complex="normal"/>
    </style:style>
    <style:style style:name="T20" style:family="text">
      <style:text-properties fo:language="en" fo:country="GB" officeooo:rsid="0001adf5"/>
    </style:style>
    <style:style style:name="T21" style:family="text">
      <style:text-properties fo:language="en" fo:country="GB" officeooo:rsid="00003678"/>
    </style:style>
    <style:style style:name="T22" style:family="text">
      <style:text-properties fo:language="en" fo:country="GB" fo:font-style="italic" officeooo:rsid="0005f4d3" style:font-style-asian="italic" style:font-style-complex="italic"/>
    </style:style>
    <style:style style:name="T23" style:family="text">
      <style:text-properties fo:language="en" fo:country="GB" fo:font-style="italic" officeooo:rsid="000631e8" style:font-style-asian="italic" style:font-style-complex="italic"/>
    </style:style>
    <style:style style:name="T24" style:family="text">
      <style:text-properties fo:language="en" fo:country="GB" fo:font-style="italic" officeooo:rsid="0001adf5" style:font-style-asian="italic" style:font-style-complex="italic"/>
    </style:style>
    <style:style style:name="T25" style:family="text">
      <style:text-properties fo:language="en" fo:country="GB" officeooo:rsid="0000f6f7"/>
    </style:style>
    <style:style style:name="T26" style:family="text">
      <style:text-properties officeooo:rsid="000631e8"/>
    </style:style>
    <style:style style:name="Sect1" style:family="section">
      <style:section-properties text:dont-balance-text-columns="false" style:editable="false">
        <style:columns fo:column-count="2">
          <style:column style:rel-width="2125*" fo:start-indent="0cm" fo:end-indent="0.249cm"/>
          <style:column style:rel-width="7513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ssen</text:p>
      <text:p text:style-name="P3">Vielen Dank für deine Hilfe für eine freie Weltkarte für alle</text:p>
      <text:p text:style-name="P4"/>
      <text:p text:style-name="P6"><text:span text:style-name="T15">name</text:span></text:p>
      <text:p text:style-name="P6"><text:span text:style-name="T15">cuisine</text:span></text:p>
      <text:p text:style-name="P10"><text:span text:style-name="T14">operator</text:span></text:p>
      <text:p text:style-name="P12"><text:span text:style-name="T15">w</text:span><text:span text:style-name="T14">ebsite</text:span>:</text:p>
      <text:p text:style-name="P12"><text:span text:style-name="T15">phone</text:span><text:span text:style-name="T14">:</text:span></text:p>
      <text:p text:style-name="P12"><text:span text:style-name="T14"/></text:p>
      <text:p text:style-name="P4">Adresse:</text:p>
      <text:p text:style-name="P13">addr:street <text:s text:c="2"/>addr:housenumber</text:p>
      <text:p text:style-name="P13">addr:postcode <text:s text:c="2"/>addr:city</text:p>
      <text:p text:style-name="P18"><text:span text:style-name="T17">addr:country</text:span></text:p>
      <text:p text:style-name="P11"/>
      <text:section text:style-name="Sect1" text:name="Section1">
        <text:p text:style-name="P24">delivery</text:p>
        <text:p text:style-name="P15"><text:span text:style-name="T11">t</text:span><text:span text:style-name="T1">akeaway</text:span></text:p>
        <text:p text:style-name="P19"><text:span text:style-name="T13">diet:</text:span><text:span text:style-name="T12">gluten_free</text:span></text:p>
        <text:p text:style-name="P19"><text:span text:style-name="T1">diet:</text:span>lactose_free</text:p>
        <text:p text:style-name="P20">diet:vegetarian</text:p>
        <text:p text:style-name="P21">diet:vegan</text:p>
        <text:p text:style-name="P21">diet:halal</text:p>
        <text:p text:style-name="P21">diet:koscher</text:p>
        <text:p text:style-name="P14">wheelchair</text:p>
        <text:p text:style-name="P8"><text:span text:style-name="T14">internet_access</text:span> </text:p>
        <text:p text:style-name="P14">changing_table</text:p>
        <text:p text:style-name="P24">highchair</text:p>
        <text:p text:style-name="P22">outdoor_seating</text:p>
        <text:p text:style-name="P23">toilets</text:p>
        <text:p text:style-name="P22">toilets:wheelchair</text:p>
        <text:p text:style-name="P16"><text:span text:style-name="T1">□ </text:span><text:span text:style-name="T15">yes</text:span><text:span text:style-name="T2"> <text:s text:c="2"/>□ </text:span><text:span text:style-name="T15">no</text:span></text:p>
        <text:p text:style-name="P17"><text:span text:style-name="T1">□ </text:span><text:span text:style-name="T15">yes</text:span><text:span text:style-name="T2"> <text:s text:c="2"/>□ </text:span><text:span text:style-name="T15">no</text:span><text:span text:style-name="T2"> <text:s text:c="2"/>□ </text:span><text:span text:style-name="T15">only</text:span></text:p>
        <text:p text:style-name="P5">□ <text:span text:style-name="T15">yes</text:span><text:span text:style-name="T2"> <text:s text:c="2"/>□ </text:span><text:span text:style-name="T15">no</text:span><text:span text:style-name="T2"> <text:s text:c="2"/>□ </text:span><text:span text:style-name="T15">only</text:span></text:p>
        <text:p text:style-name="P5"><text:span text:style-name="T14">□ </text:span><text:span text:style-name="T15">yes</text:span><text:span text:style-name="T16"> <text:s text:c="2"/>□ </text:span><text:span text:style-name="T15">no</text:span><text:span text:style-name="T16"> <text:s text:c="2"/>□ </text:span><text:span text:style-name="T15">only</text:span></text:p>
        <text:p text:style-name="P5"><text:span text:style-name="T14">□ </text:span><text:span text:style-name="T15">yes</text:span><text:span text:style-name="T16"> <text:s text:c="2"/>□ </text:span><text:span text:style-name="T15">no</text:span><text:span text:style-name="T16"> <text:s text:c="2"/>□ </text:span><text:span text:style-name="T15">only</text:span></text:p>
        <text:p text:style-name="P5"><text:span text:style-name="T14">□ </text:span><text:span text:style-name="T15">yes</text:span><text:span text:style-name="T16"> <text:s text:c="2"/>□ </text:span><text:span text:style-name="T15">no</text:span><text:span text:style-name="T16"> <text:s text:c="2"/>□ </text:span><text:span text:style-name="T15">only</text:span></text:p>
        <text:p text:style-name="P5"><text:span text:style-name="T14">□ </text:span><text:span text:style-name="T15">yes</text:span><text:span text:style-name="T16"> <text:s text:c="2"/>□ </text:span><text:span text:style-name="T15">no</text:span><text:span text:style-name="T16"> <text:s text:c="2"/>□ </text:span><text:span text:style-name="T15">only</text:span></text:p>
        <text:p text:style-name="P5"><text:span text:style-name="T14">□ </text:span><text:span text:style-name="T15">yes</text:span><text:span text:style-name="T16"> <text:s text:c="2"/>□ </text:span><text:span text:style-name="T15">no</text:span><text:span text:style-name="T16"> <text:s text:c="2"/>□ </text:span><text:span text:style-name="T15">only</text:span></text:p>
        <text:p text:style-name="P17"><text:span text:style-name="T1">□ </text:span><text:span text:style-name="T15">yes</text:span><text:span text:style-name="T2"> <text:s text:c="2"/>□ </text:span><text:span text:style-name="T15">no</text:span><text:span text:style-name="T2"> <text:s text:c="2"/>□ </text:span><text:span text:style-name="T15">limited</text:span></text:p>
        <text:p text:style-name="P2"><text:span text:style-name="T21">□ </text:span><text:span text:style-name="T22">yes</text:span><text:span text:style-name="T25"> <text:s text:c="2"/>□ </text:span><text:span text:style-name="T22">no</text:span><text:span text:style-name="T20"> <text:s text:c="2"/>□ </text:span><text:span text:style-name="T23">wlan</text:span><text:span text:style-name="T20"> <text:s text:c="2"/>□ </text:span><text:span text:style-name="T23">wired</text:span></text:p>
        <text:p text:style-name="P5">□ <text:span text:style-name="T15">yes</text:span><text:span text:style-name="T2"> <text:s text:c="2"/>□ </text:span><text:span text:style-name="T15">no</text:span><text:span text:style-name="T2"> <text:s text:c="2"/></text:span><text:span text:style-name="T16">changing_table:location</text:span><text:span text:style-name="T10"> ________________________</text:span></text:p>
        <text:p text:style-name="P5">□ <text:span text:style-name="T15">yes</text:span><text:span text:style-name="T2"> <text:s text:c="2"/>□ </text:span><text:span text:style-name="T15">no</text:span></text:p>
        <text:p text:style-name="P5">□ <text:span text:style-name="T15">yes</text:span><text:span text:style-name="T2"> <text:s text:c="2"/>□ </text:span><text:span text:style-name="T15">no</text:span></text:p>
        <text:p text:style-name="P5">□ <text:span text:style-name="T15">yes</text:span><text:span text:style-name="T2"> <text:s text:c="2"/>□ </text:span><text:span text:style-name="T15">no</text:span></text:p>
        <text:p text:style-name="P5">□ <text:span text:style-name="T15">yes</text:span><text:span text:style-name="T2"> <text:s text:c="2"/>□ </text:span><text:span text:style-name="T15">no</text:span></text:p>
      </text:section>
      <text:p text:style-name="P7"/>
      <text:p text:style-name="P9"><text:span text:style-name="T14">opening_hours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21:49.561773686</meta:creation-date>
    <dc:date>2021-07-09T15:30:33.042745145</dc:date>
    <meta:editing-duration>PT15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2" meta:word-count="121" meta:character-count="699" meta:non-whitespace-character-count="562"/>
  </office:meta>
</office:document-meta>
</file>